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95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0.376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0.982cm"/>
    </style:style>
    <style:style style:name="co7" style:family="table-column">
      <style:table-column-properties fo:break-before="auto" style:column-width="0.492cm"/>
    </style:style>
    <style:style style:name="co8" style:family="table-column">
      <style:table-column-properties fo:break-before="auto" style:column-width="0.512cm"/>
    </style:style>
    <style:style style:name="co9" style:family="table-column">
      <style:table-column-properties fo:break-before="auto" style:column-width="0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ndale Mono"/>
    </style:style>
    <style:style style:name="ce3" style:family="table-cell" style:parent-style-name="Default">
      <style:table-cell-properties fo:background-color="#000000"/>
      <style:text-properties style:font-name="Andale Mono"/>
    </style:style>
  </office:automatic-styles>
  <office:body>
    <office:spreadsheet>
      <table:calculation-settings table:automatic-find-labels="false" table:use-regular-expressions="false" table:use-wildcards="true"/>
      <table:table table:name="8-bit version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X</text:p>
          </table:table-cell>
          <table:table-cell office:value-type="string" calcext:value-type="string">
            <text:p>RESY</text:p>
          </table:table-cell>
          <table:table-cell/>
          <table:table-cell office:value-type="string" calcext:value-type="string">
            <text:p>PX</text:p>
          </table:table-cell>
          <table:table-cell/>
          <table:table-cell office:value-type="string" calcext:value-type="string">
            <text:p>PY</text:p>
          </table:table-cell>
          <table:table-cell/>
          <table:table-cell office:value-type="string" calcext:value-type="string">
            <text:p>DX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] / 2 ) + [.D2] * ([.A2] / [.C2]) ) * 128 ) ) / 128))" office:value-type="float" office:value="192" calcext:value-type="float">
            <text:p>19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] / 2 ) - [.E2] * ([.B2] / [.C2]) ) * 128 ) ) / 128))" office:value-type="float" office:value="-64" calcext:value-type="float">
            <text:p>-64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4] - [.G2]" office:value-type="float" office:value="-128" calcext:value-type="float">
            <text:p>-12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] / 2 ) + [.D3] * ([.A3] / [.C3]) ) * 128 ) ) / 128))" office:value-type="float" office:value="128" calcext:value-type="float">
            <text:p>12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3] / 2 ) - [.E3] * ([.B3] / [.C3]) ) * 128 ) ) / 128))" office:value-type="float" office:value="0" calcext:value-type="float">
            <text:p>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5] - [.G3]" office:value-type="float" office:value="-64" calcext:value-type="float">
            <text:p>-6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4] / 2 ) + [.D4] * ([.A4] / [.C4]) ) * 128 ) ) / 128))" office:value-type="float" office:value="106" calcext:value-type="float">
            <text:p>10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4] / 2 ) - [.E4] * ([.B4] / [.C4]) ) * 128 ) ) / 128))" office:value-type="float" office:value="21" calcext:value-type="float">
            <text:p>21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6] - [.G4]" office:value-type="float" office:value="-42" calcext:value-type="float">
            <text:p>-42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5] / 2 ) + [.D5] * ([.A5] / [.C5]) ) * 128 ) ) / 128))" office:value-type="float" office:value="96" calcext:value-type="float">
            <text:p>9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5] / 2 ) - [.E5] * ([.B5] / [.C5]) ) * 128 ) ) / 128))" office:value-type="float" office:value="32" calcext:value-type="float">
            <text:p>3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7] - [.G5]" office:value-type="float" office:value="-32" calcext:value-type="float">
            <text:p>-32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6] / 2 ) + [.D6] * ([.A6] / [.C6]) ) * 128 ) ) / 128))" office:value-type="float" office:value="89" calcext:value-type="float">
            <text:p>8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6] / 2 ) - [.E6] * ([.B6] / [.C6]) ) * 128 ) ) / 128))" office:value-type="float" office:value="38" calcext:value-type="float">
            <text:p>3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8] - [.G6]" office:value-type="float" office:value="-25" calcext:value-type="float">
            <text:p>-2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7] / 2 ) + [.D7] * ([.A7] / [.C7]) ) * 128 ) ) / 128))" office:value-type="float" office:value="85" calcext:value-type="float">
            <text:p>85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7] / 2 ) - [.E7] * ([.B7] / [.C7]) ) * 128 ) ) / 128))" office:value-type="float" office:value="42" calcext:value-type="float">
            <text:p>4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9] - [.G7]" office:value-type="float" office:value="-21" calcext:value-type="float">
            <text:p>-21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8] / 2 ) + [.D8] * ([.A8] / [.C8]) ) * 128 ) ) / 128))" office:value-type="float" office:value="82" calcext:value-type="float">
            <text:p>8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8] / 2 ) - [.E8] * ([.B8] / [.C8]) ) * 128 ) ) / 128))" office:value-type="float" office:value="45" calcext:value-type="float">
            <text:p>45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0] - [.G8]" office:value-type="float" office:value="-18" calcext:value-type="float">
            <text:p>-1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9] / 2 ) + [.D9] * ([.A9] / [.C9]) ) * 128 ) ) / 128))" office:value-type="float" office:value="80" calcext:value-type="float">
            <text:p>8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9] / 2 ) - [.E9] * ([.B9] / [.C9]) ) * 128 ) ) / 128))" office:value-type="float" office:value="48" calcext:value-type="float">
            <text:p>4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1] - [.G9]" office:value-type="float" office:value="-16" calcext:value-type="float">
            <text:p>-1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0] / 2 ) + [.D10] * ([.A10] / [.C10]) ) * 128 ) ) / 128))" office:value-type="float" office:value="78" calcext:value-type="float">
            <text:p>7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0] / 2 ) - [.E10] * ([.B10] / [.C10]) ) * 128 ) ) / 128))" office:value-type="float" office:value="49" calcext:value-type="float">
            <text:p>4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2] - [.G10]" office:value-type="float" office:value="-14" calcext:value-type="float">
            <text:p>-1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1] / 2 ) + [.D11] * ([.A11] / [.C11]) ) * 128 ) ) / 128))" office:value-type="float" office:value="76" calcext:value-type="float">
            <text:p>7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1] / 2 ) - [.E11] * ([.B11] / [.C11]) ) * 128 ) ) / 128))" office:value-type="float" office:value="51" calcext:value-type="float">
            <text:p>51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3] - [.G11]" office:value-type="float" office:value="-12" calcext:value-type="float">
            <text:p>-12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1" calcext:value-type="float">
            <text:p>-1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2] / 2 ) + [.D12] * ([.A12] / [.C12]) ) * 128 ) ) / 128))" office:value-type="float" office:value="75" calcext:value-type="float">
            <text:p>75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2] / 2 ) - [.E12] * ([.B12] / [.C12]) ) * 128 ) ) / 128))" office:value-type="float" office:value="52" calcext:value-type="float">
            <text:p>5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4] - [.G12]" office:value-type="float" office:value="-11" calcext:value-type="float">
            <text:p>-11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2" calcext:value-type="float">
            <text:p>-1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3] / 2 ) + [.D13] * ([.A13] / [.C13]) ) * 128 ) ) / 128))" office:value-type="float" office:value="74" calcext:value-type="float">
            <text:p>74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3] / 2 ) - [.E13] * ([.B13] / [.C13]) ) * 128 ) ) / 128))" office:value-type="float" office:value="53" calcext:value-type="float">
            <text:p>53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5] - [.G13]" office:value-type="float" office:value="-10" calcext:value-type="float">
            <text:p>-10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3" calcext:value-type="float">
            <text:p>-13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4] / 2 ) + [.D14] * ([.A14] / [.C14]) ) * 128 ) ) / 128))" office:value-type="float" office:value="73" calcext:value-type="float">
            <text:p>73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4] / 2 ) - [.E14] * ([.B14] / [.C14]) ) * 128 ) ) / 128))" office:value-type="float" office:value="54" calcext:value-type="float">
            <text:p>54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6] - [.G14]" office:value-type="float" office:value="-9" calcext:value-type="float">
            <text:p>-9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4" calcext:value-type="float">
            <text:p>-14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5] / 2 ) + [.D15] * ([.A15] / [.C15]) ) * 128 ) ) / 128))" office:value-type="float" office:value="73" calcext:value-type="float">
            <text:p>73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5] / 2 ) - [.E15] * ([.B15] / [.C15]) ) * 128 ) ) / 128))" office:value-type="float" office:value="54" calcext:value-type="float">
            <text:p>54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7] - [.G15]" office:value-type="float" office:value="-9" calcext:value-type="float">
            <text:p>-9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5" calcext:value-type="float">
            <text:p>-15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6] / 2 ) + [.D16] * ([.A16] / [.C16]) ) * 128 ) ) / 128))" office:value-type="float" office:value="72" calcext:value-type="float">
            <text:p>7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6] / 2 ) - [.E16] * ([.B16] / [.C16]) ) * 128 ) ) / 128))" office:value-type="float" office:value="55" calcext:value-type="float">
            <text:p>55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8] - [.G16]" office:value-type="float" office:value="-8" calcext:value-type="float">
            <text:p>-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6" calcext:value-type="float">
            <text:p>-1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7] / 2 ) + [.D17] * ([.A17] / [.C17]) ) * 128 ) ) / 128))" office:value-type="float" office:value="72" calcext:value-type="float">
            <text:p>7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7] / 2 ) - [.E17] * ([.B17] / [.C17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9] - [.G17]" office:value-type="float" office:value="-8" calcext:value-type="float">
            <text:p>-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7" calcext:value-type="float">
            <text:p>-17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8] / 2 ) + [.D18] * ([.A18] / [.C18]) ) * 128 ) ) / 128))" office:value-type="float" office:value="71" calcext:value-type="float">
            <text:p>71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8] / 2 ) - [.E18] * ([.B18] / [.C18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0] - [.G18]" office:value-type="float" office:value="-7" calcext:value-type="float">
            <text:p>-7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8" calcext:value-type="float">
            <text:p>-18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9] / 2 ) + [.D19] * ([.A19] / [.C19]) ) * 128 ) ) / 128))" office:value-type="float" office:value="71" calcext:value-type="float">
            <text:p>71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19] / 2 ) - [.E19] * ([.B19] / [.C19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1] - [.G19]" office:value-type="float" office:value="-7" calcext:value-type="float">
            <text:p>-7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9" calcext:value-type="float">
            <text:p>-19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0] / 2 ) + [.D20] * ([.A20] / [.C20]) ) * 128 ) ) / 128))" office:value-type="float" office:value="70" calcext:value-type="float">
            <text:p>7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0] / 2 ) - [.E20] * ([.B20] / [.C20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2] - [.G20]" office:value-type="float" office:value="-6" calcext:value-type="float">
            <text:p>-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1] / 2 ) + [.D21] * ([.A21] / [.C21]) ) * 128 ) ) / 128))" office:value-type="float" office:value="70" calcext:value-type="float">
            <text:p>7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1] / 2 ) - [.E21] * ([.B21] / [.C21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3] - [.G21]" office:value-type="float" office:value="-6" calcext:value-type="float">
            <text:p>-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1" calcext:value-type="float">
            <text:p>-2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2] / 2 ) + [.D22] * ([.A22] / [.C22]) ) * 128 ) ) / 128))" office:value-type="float" office:value="70" calcext:value-type="float">
            <text:p>7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2] / 2 ) - [.E22] * ([.B22] / [.C22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4] - [.G22]" office:value-type="float" office:value="-6" calcext:value-type="float">
            <text:p>-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2" calcext:value-type="float">
            <text:p>-2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3] / 2 ) + [.D23] * ([.A23] / [.C23]) ) * 128 ) ) / 128))" office:value-type="float" office:value="69" calcext:value-type="float">
            <text:p>6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3] / 2 ) - [.E23] * ([.B23] / [.C23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5] - [.G23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4] / 2 ) + [.D24] * ([.A24] / [.C24]) ) * 128 ) ) / 128))" office:value-type="float" office:value="69" calcext:value-type="float">
            <text:p>6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4] / 2 ) - [.E24] * ([.B24] / [.C24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6] - [.G24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5] / 2 ) + [.D25] * ([.A25] / [.C25]) ) * 128 ) ) / 128))" office:value-type="float" office:value="69" calcext:value-type="float">
            <text:p>6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5] / 2 ) - [.E25] * ([.B25] / [.C25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7] - [.G25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5" calcext:value-type="float">
            <text:p>-25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6] / 2 ) + [.D26] * ([.A26] / [.C26]) ) * 128 ) ) / 128))" office:value-type="float" office:value="69" calcext:value-type="float">
            <text:p>6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6] / 2 ) - [.E26] * ([.B26] / [.C26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8] - [.G26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7] / 2 ) + [.D27] * ([.A27] / [.C27]) ) * 128 ) ) / 128))" office:value-type="float" office:value="68" calcext:value-type="float">
            <text:p>6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7] / 2 ) - [.E27] * ([.B27] / [.C27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9] - [.G27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7" calcext:value-type="float">
            <text:p>-27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8] / 2 ) + [.D28] * ([.A28] / [.C28]) ) * 128 ) ) / 128))" office:value-type="float" office:value="68" calcext:value-type="float">
            <text:p>6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8] / 2 ) - [.E28] * ([.B28] / [.C28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60] - [.G28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8" calcext:value-type="float">
            <text:p>-28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9] / 2 ) + [.D29] * ([.A29] / [.C29]) ) * 128 ) ) / 128))" office:value-type="float" office:value="68" calcext:value-type="float">
            <text:p>6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29] / 2 ) - [.E29] * ([.B29] / [.C29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61] - [.G29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9" calcext:value-type="float">
            <text:p>-29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0] / 2 ) + [.D30] * ([.A30] / [.C30]) ) * 128 ) ) / 128))" office:value-type="float" office:value="68" calcext:value-type="float">
            <text:p>6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30] / 2 ) - [.E30] * ([.B30] / [.C30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62] - [.G30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1] / 2 ) + [.D31] * ([.A31] / [.C31]) ) * 128 ) ) / 128))" office:value-type="float" office:value="68" calcext:value-type="float">
            <text:p>6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31] / 2 ) - [.E31] * ([.B31] / [.C31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63] - [.G31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1" calcext:value-type="float">
            <text:p>-3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2] / 2 ) + [.D32] * ([.A32] / [.C32]) ) * 128 ) ) / 128))" office:value-type="float" office:value="68" calcext:value-type="float">
            <text:p>6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32] / 2 ) - [.E32] * ([.B32] / [.C32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64] - [.G32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2" calcext:value-type="float">
            <text:p>-3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3] / 2 ) + [.D33] * ([.A33] / [.C33]) ) * 128 ) ) / 128))" office:value-type="float" office:value="68" calcext:value-type="float">
            <text:p>6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TRUNC( ( ( TRUNC( ( ([.E33] / 2 ) - [.E33] * ([.B33] / [.C33]) ) * 128 ) ) / 128))" office:value-type="float" office:value="60" calcext:value-type="float">
            <text:p>6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65] - [.G33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*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4] / 2 ) + [.D34] * ([.A34] / [.C34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5] / 2 ) + [.D35] * ([.A35] / [.C35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6] / 2 ) + [.D36] * ([.A36] / [.C36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7] / 2 ) + [.D37] * ([.A37] / [.C37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8] / 2 ) + [.D38] * ([.A38] / [.C38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9] / 2 ) + [.D39] * ([.A39] / [.C39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0] / 2 ) + [.D40] * ([.A40] / [.C40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1] / 2 ) + [.D41] * ([.A41] / [.C41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2] / 2 ) + [.D42] * ([.A42] / [.C42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3] / 2 ) + [.D43] * ([.A43] / [.C43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4] / 2 ) + [.D44] * ([.A44] / [.C44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5] / 2 ) + [.D45] * ([.A45] / [.C45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6] / 2 ) + [.D46] * ([.A46] / [.C46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7] / 2 ) + [.D47] * ([.A47] / [.C47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8] / 2 ) + [.D48] * ([.A48] / [.C48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9] / 2 ) + [.D49] * ([.A49] / [.C49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0] / 2 ) + [.D50] * ([.A50] / [.C50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1] / 2 ) + [.D51] * ([.A51] / [.C51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2] / 2 ) + [.D52] * ([.A52] / [.C52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3] / 2 ) + [.D53] * ([.A53] / [.C53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4] / 2 ) + [.D54] * ([.A54] / [.C54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5] / 2 ) + [.D55] * ([.A55] / [.C55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6] / 2 ) + [.D56] * ([.A56] / [.C56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7] / 2 ) + [.D57] * ([.A57] / [.C57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8] / 2 ) + [.D58] * ([.A58] / [.C58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9] / 2 ) + [.D59] * ([.A59] / [.C59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0] / 2 ) + [.D60] * ([.A60] / [.C60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1] / 2 ) + [.D61] * ([.A61] / [.C61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2] / 2 ) + [.D62] * ([.A62] / [.C62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3] / 2 ) + [.D63] * ([.A63] / [.C63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4] / 2 ) + [.D64] * ([.A64] / [.C64]) ) * 128 ) ) / 128)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5] / 2 ) + [.D65] * ([.A65] / [.C65]) ) * 128 ) ) / 128))" office:value-type="float" office:value="64" calcext:value-type="float">
            <text:p>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8:51:05.956412309</meta:creation-date>
    <dc:date>2023-06-26T20:13:45.426914859</dc:date>
    <meta:editing-duration>PT1H14M29S</meta:editing-duration>
    <meta:editing-cycles>3</meta:editing-cycles>
    <meta:generator>LibreOffice/7.4.1.2$MacOSX_X86_64 LibreOffice_project/3c58a8f3a960df8bc8fd77b461821e42c061c5f0</meta:generator>
    <meta:document-statistic meta:table-count="1" meta:cell-count="680" meta:object-count="0"/>
  </office:meta>
</office:document-meta>
</file>